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00000010004263A0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Eras Bold ITC" svg:font-family="'Eras Bold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6b6576"/>
    </style:style>
    <style:style style:name="P2" style:family="paragraph" style:parent-style-name="Standard">
      <style:paragraph-properties fo:text-align="center" style:justify-single-word="false"/>
      <style:text-properties fo:font-size="16pt" fo:language="it" fo:country="IT" officeooo:rsid="00198c27" officeooo:paragraph-rsid="00198c27" style:font-size-asian="16pt" style:font-size-complex="16pt"/>
    </style:style>
    <style:style style:name="P3" style:family="paragraph" style:parent-style-name="Text_20_body">
      <style:text-properties officeooo:rsid="0075726b" officeooo:paragraph-rsid="0075726b"/>
    </style:style>
    <style:style style:name="P4" style:family="paragraph" style:parent-style-name="Text_20_body" style:list-style-name="L1">
      <style:text-properties officeooo:rsid="0075726b" officeooo:paragraph-rsid="0075726b"/>
    </style:style>
    <style:style style:name="P5" style:family="paragraph" style:parent-style-name="Text_20_body" style:list-style-name="L1">
      <style:text-properties officeooo:rsid="0075726b" officeooo:paragraph-rsid="007686c4"/>
    </style:style>
    <style:style style:name="P6" style:family="paragraph" style:parent-style-name="Text_20_body" style:list-style-name="L1">
      <style:text-properties officeooo:rsid="007686c4" officeooo:paragraph-rsid="007686c4"/>
    </style:style>
    <style:style style:name="P7" style:family="paragraph" style:parent-style-name="Text_20_body" style:list-style-name="L1">
      <style:text-properties officeooo:rsid="0079224c" officeooo:paragraph-rsid="0079224c"/>
    </style:style>
    <style:style style:name="P8" style:family="paragraph" style:parent-style-name="Text_20_body" style:list-style-name="L1">
      <style:text-properties officeooo:rsid="007b6e15" officeooo:paragraph-rsid="007b6e15"/>
    </style:style>
    <style:style style:name="P9" style:family="paragraph" style:parent-style-name="Text_20_body" style:list-style-name="L1">
      <style:text-properties officeooo:paragraph-rsid="007c8d7c"/>
    </style:style>
    <style:style style:name="P10" style:family="paragraph" style:parent-style-name="Text_20_body" style:list-style-name="L1">
      <style:text-properties officeooo:rsid="007f1c0c" officeooo:paragraph-rsid="007f1c0c"/>
    </style:style>
    <style:style style:name="P11" style:family="paragraph" style:parent-style-name="Text_20_body" style:list-style-name="L1">
      <style:text-properties officeooo:rsid="00844d4b" officeooo:paragraph-rsid="00844d4b"/>
    </style:style>
    <style:style style:name="T1" style:family="text">
      <style:text-properties fo:font-size="8pt" fo:language="it" fo:country="IT" fo:font-weight="bold" officeooo:rsid="001c47d8" style:font-size-asian="8pt" style:font-weight-asian="bold" style:font-size-complex="8pt" style:font-weight-complex="bold"/>
    </style:style>
    <style:style style:name="T2" style:family="text">
      <style:text-properties fo:font-size="8pt" fo:language="it" fo:country="IT" fo:font-weight="bold" officeooo:rsid="00198c27" style:font-size-asian="8pt" style:font-weight-asian="bold" style:font-size-complex="8pt" style:font-weight-complex="bold"/>
    </style:style>
    <style:style style:name="T3" style:family="text">
      <style:text-properties fo:font-size="8pt" fo:language="it" fo:country="IT" fo:font-weight="bold" officeooo:rsid="00837436" style:font-size-asian="8pt" style:font-weight-asian="bold" style:font-size-complex="8pt" style:font-weight-complex="bold"/>
    </style:style>
    <style:style style:name="T4" style:family="text">
      <style:text-properties officeooo:rsid="0077dd95"/>
    </style:style>
    <style:style style:name="T5" style:family="text">
      <style:text-properties officeooo:rsid="0078c65d"/>
    </style:style>
    <style:style style:name="T6" style:family="text">
      <style:text-properties officeooo:rsid="007c8d7c"/>
    </style:style>
    <style:style style:name="T7" style:family="text">
      <style:text-properties fo:language="it" fo:country="IT" fo:font-weight="normal" style:font-weight-asian="normal" style:font-weight-complex="normal"/>
    </style:style>
    <style:style style:name="T8" style:family="text">
      <style:text-properties fo:language="it" fo:country="IT" fo:font-weight="normal" officeooo:rsid="007c8d7c" style:font-weight-asian="normal" style:font-weight-complex="normal"/>
    </style:style>
    <style:style style:name="T9" style:family="text">
      <style:text-properties fo:language="it" fo:country="IT" fo:font-weight="normal" officeooo:rsid="007d51e7" style:font-weight-asian="normal" style:font-weight-complex="normal"/>
    </style:style>
    <style:style style:name="T10" style:family="text">
      <style:text-properties fo:font-weight="normal" officeooo:rsid="007c8d7c" style:font-weight-asian="normal" style:font-weight-complex="normal"/>
    </style:style>
    <style:style style:name="T11" style:family="text">
      <style:text-properties officeooo:rsid="0082c994"/>
    </style:style>
    <style:style style:name="T12" style:family="text">
      <style:text-properties style:font-name="Eras Bold ITC" fo:font-weight="bold" officeooo:rsid="001c47d8" style:font-weight-asian="bold" style:font-weight-complex="bold"/>
    </style:style>
    <style:style style:name="T13" style:family="text">
      <style:text-properties style:font-name="Eras Bold ITC" fo:font-weight="bold" officeooo:rsid="00738542" style:font-weight-asian="bold" style:font-weight-complex="bold"/>
    </style:style>
    <style:style style:name="T14" style:family="text">
      <style:text-properties style:font-name="Eras Bold ITC" fo:font-weight="bold" officeooo:rsid="006e4c97" style:font-weight-asian="bold" style:font-weight-complex="bold"/>
    </style:style>
    <style:style style:name="T15" style:family="text">
      <style:text-properties style:font-name="Eras Bold ITC" fo:font-size="18pt" fo:font-weight="bold" officeooo:rsid="00738542" style:font-weight-asian="bold" style:font-weight-complex="bold"/>
    </style:style>
    <style:style style:name="T16" style:family="text">
      <style:text-properties style:font-name="Eras Bold ITC" fo:font-size="18pt" fo:font-weight="bold" officeooo:rsid="0077dd95" style:font-weight-asian="bold" style:font-weight-complex="bold"/>
    </style:style>
    <style:style style:name="T17" style:family="text">
      <style:text-properties style:font-name="Eras Bold ITC" fo:font-size="18pt" officeooo:rsid="002c9ee7" style:font-size-asian="18pt" style:font-size-complex="18pt"/>
    </style:style>
    <style:style style:name="T18" style:family="text">
      <style:text-properties officeooo:rsid="008575cc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2">G</text:span><text:span text:style-name="T13">IACENZE</text:span><text:span text:style-name="T14"> C</text:span><text:span text:style-name="T13">RYPTO</text:span><text:span text:style-name="T14"> –</text:span><text:span text:style-name="T12"> </text:span><text:span text:style-name="T15">Problemi Noti </text:span><text:span text:style-name="T16">e Avvertenze</text:span></text:p>
      <text:p text:style-name="P2"><text:span text:style-name="Strong_20_Emphasis"><text:span text:style-name="T17"/></text:span></text:p>
      <text:p text:style-name="P3">Di seguito elencherò una serie di problemi noti che ho riscontrato facendo i test di funzionamento <text:span text:style-name="T11">nonchè</text:span><text:span text:style-name="T5"> avvertenze sul corretto utilizzo del programma</text:span>:</text:p>
      <text:list text:style-name="L1">
        <text:list-item>
          <text:p text:style-name="P4">Le importazioni fatte attraverso Cointraking (quindi tutte quelle non supportate direttamente dal programma, <text:span text:style-name="T18">attualmente sono supportati solo Binance, OKX e Crypto.com</text:span>) possono essere a seconda dei casi piuttosto imprecise, inoltre Cointraking potrebbe cambiare da un giorno all’altro il formato del file creando ulteriori problemi lato importazione, si raccomanda di controllare bene i saldi iniziali e finali e sistemare le eventuali incongruenze.</text:p>
        </text:list-item>
        <text:list-item>
          <text:p text:style-name="P5">Sui file CSV generati da Binance (non quelli derivanti dal report fiscale di cui devo ancora gestire l’importazione) possono mancare a seconda del periodo in cui sono stati eleaborati alcuni dati (Scambi verso Crypto non più supportate, alcuni Earn etc...). </text:p>
          <text:p text:style-name="P5">Come nel punto precedente è opportuno procedere alla verifica manuale dei saldi e sistemare eventuali incongruenze.</text:p>
        </text:list-item>
        <text:list-item>
          <text:p text:style-name="P6">Attenzione ai file generati da OKX, è necessario esportare sia i dati del trading che del funding wallet ed è da tenere conto che potete estrarre attualmente solo gli ultimi 6 mesi (una volta erano 3).</text:p>
          <text:p text:style-name="P6"><text:span text:style-name="T4">C</text:span>ontrollare i saldi e confrontarli con quelli presenti sull’exchange per essere sicuri di aver importato tutti i dati.</text:p>
        </text:list-item>
        <text:list-item>
          <text:p text:style-name="P11">In generale gli exchange possono variare da un giorno all’altro la formattazione nonché inserire nuovi tipi di righe sui loro file CSV quindi controllare sempre il risultato delle importazioni e in caso di problemi avvisatemi per le opportune correzioni.</text:p>
        </text:list-item>
        <text:list-item>
          <text:p text:style-name="P7">Nelle importazioni dei dati direttamente da blockchain (al momento solo per rete BSC, Ethereum e Cronos) tenere presente che i token di tipo ERC1155 non sono supportati, eventuali transazioni andranno inserite a mano.</text:p>
          <text:p text:style-name="P7">Tenere altresì presente che alcune movimentazioni gestite all’interno di piattaforme Defi non vengono lette dagli explorer e quindi non vengono importate dal programma.</text:p>
          <text:p text:style-name="P7">Vale la stessa regola detta nei casi precedenti ovvero quella di controllare i saldi e sistemare eventuali incongruenze.</text:p>
        </text:list-item>
        <text:list-item>
          <text:p text:style-name="P8">Si riscorda che tutti i movimenti di uscita e di ingresso di token “sconosciute” vanno categorizzate altrimenti il risultato dei calcoli sarà errato.</text:p>
        </text:list-item>
        <text:list-item>
          <text:p text:style-name="P9"><text:span text:style-name="T6">Il programma è nato per essere utilizzato con la nuova normativa, quindi per il periodo fiscale che va dal 2023 in poi, mancano ad esempio il controllo sulla soglia d</text:span><text:span text:style-name="T10">ei </text:span><text:span text:style-name="T7">51.645,69 </text:span><text:span text:style-name="T8">Euro </text:span><text:span text:style-name="T9">per 7 giorni consecutivi che rendeva fiscalmente rilevanti le operazioni antecedenti al 2023.</text:span></text:p>
        </text:list-item>
        <text:list-item>
          <text:p text:style-name="P10"><text:soft-page-break/><text:span text:style-name="T9">I</text:span><text:span text:style-name="T7">l programma prevede una serie di preimpostazioni che potrebbero non essere quelle corrette o volute per la propria dichiarazione, è opportuno modificare le opzioni in base alle proprie esigenze/interporetazioni per ottenere il risultato voluto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Eras Bold ITC" svg:font-family="'Eras Bold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6b6576"/>
    </style:style>
    <style:style style:name="MT1" style:family="text">
      <style:text-properties fo:font-size="8pt" fo:language="it" fo:country="IT" fo:font-weight="bold" officeooo:rsid="001c47d8" style:font-size-asian="8pt" style:font-weight-asian="bold" style:font-size-complex="8pt" style:font-weight-complex="bold"/>
    </style:style>
    <style:style style:name="MT2" style:family="text">
      <style:text-properties fo:font-size="8pt" fo:language="it" fo:country="IT" fo:font-weight="bold" officeooo:rsid="00837436" style:font-size-asian="8pt" style:font-weight-asian="bold" style:font-size-complex="8pt" style:font-weight-complex="bold"/>
    </style:style>
    <style:style style:name="MT3" style:family="text">
      <style:text-properties fo:font-size="8pt" fo:language="it" fo:country="IT" fo:font-weight="bold" officeooo:rsid="00198c27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draw:frame draw:style-name="Mfr1" draw:name="Copia Immagine13 1" text:anchor-type="as-char" svg:y="-0.639cm" svg:width="0.619cm" svg:height="0.619cm" draw:z-index="1"><draw:image xlink:href="Pictures/10000001000001000000010004263A08.png" xlink:type="simple" xlink:show="embed" xlink:actuate="onLoad" draw:mime-type="image/png"/></draw:frame></text:span><text:span text:style-name="MT1"><text:tab/>GIACENZE CRYPTO : </text:span><text:span text:style-name="MT2">Avvertenze</text:span><text:span text:style-name="MT3"><text:tab/></text:span><text:bookmark-start text:name="Copia Copia PageNumWizard_FOOTER_Stile di pagina predefinito1 4 1"/><text:page-number text:select-page="current">2</text:page-number> / <text:page-count>2</text:page-count><text:bookmark-end text:name="Copia Copia PageNumWizard_FOOTER_Stile di pagina predefinito1 4 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23:04:48.368000000</meta:creation-date>
    <dc:date>2024-09-29T23:09:59.301551146</dc:date>
    <meta:editing-duration>PT14H47M57S</meta:editing-duration>
    <meta:editing-cycles>82</meta:editing-cycles>
    <meta:generator>LibreOffice/24.2.6.2$Linux_X86_64 LibreOffice_project/420$Build-2</meta:generator>
    <meta:document-statistic meta:table-count="0" meta:image-count="1" meta:object-count="0" meta:page-count="2" meta:paragraph-count="15" meta:word-count="434" meta:character-count="2815" meta:non-whitespace-character-count="2405"/>
  </office:meta>
</office:document-meta>
</file>